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Veritabanı araba-karsilastir</text:h>
      <text:h text:outline-level="2" text:style-name="Heading_2" text:is-list-header="true">Tablo için tablo yapısı arac</text:h>
      <table:table table:name="arac_structure">
        <table:table-column table:number-columns-repeated="5"/>
        <table:table-row>
          <table:table-cell office:value-type="string">
            <text:p>Sütun</text:p>
          </table:table-cell>
          <table:table-cell office:value-type="string">
            <text:p>Türü</text:p>
          </table:table-cell>
          <table:table-cell office:value-type="string">
            <text:p>Boş</text:p>
          </table:table-cell>
          <table:table-cell office:value-type="string">
            <text:p>Varsayılan</text:p>
          </table:table-cell>
          <table:table-cell office:value-type="string">
            <text:p>Açıklamalar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Hayı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arka</text:p>
          </table:table-cell>
          <table:table-cell office:value-type="string">
            <text:p>varchar(254)</text:p>
          </table:table-cell>
          <table:table-cell office:value-type="string">
            <text:p>Hayı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odel</text:p>
          </table:table-cell>
          <table:table-cell office:value-type="string">
            <text:p>varchar(254)</text:p>
          </table:table-cell>
          <table:table-cell office:value-type="string">
            <text:p>Hayı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yil</text:p>
          </table:table-cell>
          <table:table-cell office:value-type="string">
            <text:p>int(11)</text:p>
          </table:table-cell>
          <table:table-cell office:value-type="string">
            <text:p>Hayı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girlik</text:p>
          </table:table-cell>
          <table:table-cell office:value-type="string">
            <text:p>float(10,2)</text:p>
          </table:table-cell>
          <table:table-cell office:value-type="string">
            <text:p>Hayı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otorHacmi</text:p>
          </table:table-cell>
          <table:table-cell office:value-type="string">
            <text:p>float(10,2)</text:p>
          </table:table-cell>
          <table:table-cell office:value-type="string">
            <text:p>Hayı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kerSayisi</text:p>
          </table:table-cell>
          <table:table-cell office:value-type="string">
            <text:p>int(10)</text:p>
          </table:table-cell>
          <table:table-cell office:value-type="string">
            <text:p>Hayı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axHiz</text:p>
          </table:table-cell>
          <table:table-cell office:value-type="string">
            <text:p>float(10,2)</text:p>
          </table:table-cell>
          <table:table-cell office:value-type="string">
            <text:p>Hayı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ites</text:p>
          </table:table-cell>
          <table:table-cell office:value-type="string">
            <text:p>int(10)</text:p>
          </table:table-cell>
          <table:table-cell office:value-type="string">
            <text:p>Hayı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enk</text:p>
          </table:table-cell>
          <table:table-cell office:value-type="string">
            <text:p>varchar(254)</text:p>
          </table:table-cell>
          <table:table-cell office:value-type="string">
            <text:p>Hayı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esim</text:p>
          </table:table-cell>
          <table:table-cell office:value-type="string">
            <text:p>varchar(254)</text:p>
          </table:table-cell>
          <table:table-cell office:value-type="string">
            <text:p>Hayı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o döküm verisi arac</text:h>
      <table:table table:name="arac_structure">
        <table:table-column table:number-columns-repeated="11"/>
        <table:table-row>
          <table:table-cell office:value-type="string">
            <text:p>id</text:p>
          </table:table-cell>
          <table:table-cell office:value-type="string">
            <text:p>marka</text:p>
          </table:table-cell>
          <table:table-cell office:value-type="string">
            <text:p>model</text:p>
          </table:table-cell>
          <table:table-cell office:value-type="string">
            <text:p>yil</text:p>
          </table:table-cell>
          <table:table-cell office:value-type="string">
            <text:p>agirlik</text:p>
          </table:table-cell>
          <table:table-cell office:value-type="string">
            <text:p>motorHacmi</text:p>
          </table:table-cell>
          <table:table-cell office:value-type="string">
            <text:p>tekerSayisi</text:p>
          </table:table-cell>
          <table:table-cell office:value-type="string">
            <text:p>maxHiz</text:p>
          </table:table-cell>
          <table:table-cell office:value-type="string">
            <text:p>vites</text:p>
          </table:table-cell>
          <table:table-cell office:value-type="string">
            <text:p>renk</text:p>
          </table:table-cell>
          <table:table-cell office:value-type="string">
            <text:p>resim</text:p>
          </table:table-cell>
        </table:table-row>
      </table:table>
      <text:h text:outline-level="2" text:style-name="Heading_2" text:is-list-header="true">Tablo için tablo yapısı kullanici</text:h>
      <table:table table:name="kullanici_structure">
        <table:table-column table:number-columns-repeated="5"/>
        <table:table-row>
          <table:table-cell office:value-type="string">
            <text:p>Sütun</text:p>
          </table:table-cell>
          <table:table-cell office:value-type="string">
            <text:p>Türü</text:p>
          </table:table-cell>
          <table:table-cell office:value-type="string">
            <text:p>Boş</text:p>
          </table:table-cell>
          <table:table-cell office:value-type="string">
            <text:p>Varsayılan</text:p>
          </table:table-cell>
          <table:table-cell office:value-type="string">
            <text:p>Açıklamalar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Hayı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Soyad</text:p>
          </table:table-cell>
          <table:table-cell office:value-type="string">
            <text:p>varchar(254)</text:p>
          </table:table-cell>
          <table:table-cell office:value-type="string">
            <text:p>Hayı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posta</text:p>
          </table:table-cell>
          <table:table-cell office:value-type="string">
            <text:p>varchar(254)</text:p>
          </table:table-cell>
          <table:table-cell office:value-type="string">
            <text:p>Hayı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ifre</text:p>
          </table:table-cell>
          <table:table-cell office:value-type="string">
            <text:p>varchar(254)</text:p>
          </table:table-cell>
          <table:table-cell office:value-type="string">
            <text:p>Hayı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ktivasyonKodu</text:p>
          </table:table-cell>
          <table:table-cell office:value-type="string">
            <text:p>varchar(10)</text:p>
          </table:table-cell>
          <table:table-cell office:value-type="string">
            <text:p>Hayı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o döküm verisi kullanici</text:h>
      <table:table table:name="kullanici_structure">
        <table:table-column table:number-columns-repeated="5"/>
        <table:table-row>
          <table:table-cell office:value-type="string">
            <text:p>id</text:p>
          </table:table-cell>
          <table:table-cell office:value-type="string">
            <text:p>adSoyad</text:p>
          </table:table-cell>
          <table:table-cell office:value-type="string">
            <text:p>eposta</text:p>
          </table:table-cell>
          <table:table-cell office:value-type="string">
            <text:p>sifre</text:p>
          </table:table-cell>
          <table:table-cell office:value-type="string">
            <text:p>aktivasyonKodu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Engin Yenice</text:p>
          </table:table-cell>
          <table:table-cell office:value-type="string">
            <text:p>enginyenice2626@gmail.com</text:p>
          </table:table-cell>
          <table:table-cell office:value-type="string">
            <text:p>karakafkef22</text:p>
          </table:table-cell>
          <table:table-cell office:value-type="string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Tolunay Esergün</text:p>
          </table:table-cell>
          <table:table-cell office:value-type="string">
            <text:p>tolunay50@gmail.com</text:p>
          </table:table-cell>
          <table:table-cell office:value-type="string">
            <text:p>ftgb7v9acJ</text:p>
          </table:table-cell>
          <table:table-cell office:value-type="string">
            <text:p/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9.1</meta:generator>
    <meta:initial-creator>phpMyAdmin 4.9.1</meta:initial-creator>
    <meta:creation-date>2020-06-14T00:17:40</meta:creation-date>
  </office:meta>
</office:document-meta>
</file>